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Fira Sans Book" svg:font-family="'Fira Sans Book'" style:font-family-generic="swiss"/>
    <style:font-face style:name="Cantarell" svg:font-family="Cantarell" style:font-pitch="variable"/>
    <style:font-face style:name="Inter" svg:font-family="Inter" style:font-pitch="variable"/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Heavy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24pt" style:text-underline-style="solid" style:text-underline-width="auto" style:text-underline-color="font-color" fo:font-weight="bold" officeooo:rsid="000ac7ad" officeooo:paragraph-rsid="000ac7ad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24pt" style:text-underline-style="none" fo:font-weight="bold" officeooo:rsid="000ac7ad" officeooo:paragraph-rsid="000ac7ad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ac7ad" officeooo:paragraph-rsid="000ac7ad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b80c3" officeooo:paragraph-rsid="000b80c3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c84e8" officeooo:paragraph-rsid="000c84e8" style:font-weight-asian="normal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style:text-underline-style="none" fo:font-weight="normal" officeooo:rsid="000c84e8" officeooo:paragraph-rsid="000c84e8" style:font-weight-asian="normal" style:font-weight-complex="normal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style:text-underline-style="none" fo:font-weight="normal" officeooo:rsid="000d5bf7" officeooo:paragraph-rsid="000d5bf7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d5bf7" officeooo:paragraph-rsid="000d5bf7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6pt" style:text-underline-style="none" fo:font-weight="bold" officeooo:rsid="000ac7ad" officeooo:paragraph-rsid="000ac7ad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0ac7ad" officeooo:paragraph-rsid="000ac7ad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0c84e8" officeooo:paragraph-rsid="000c84e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0d5bf7" officeooo:paragraph-rsid="000d5bf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8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ESPORTIVO</text:p>
      <text:p text:style-name="P2"/>
      <text:p text:style-name="P9"><text:span text:style-name="T1">DEFINIÇÃO</text:span></text:p>
      <text:p text:style-name="P3">O marketing esportivo é o segmento do marketing que busca atrair clientes e criar oportunidades de negócios por meio do esporte e a emoção que o mesmo causa nas pessoas (consumidores em potencial).</text:p>
      <text:p text:style-name="P3"/>
      <text:p text:style-name="P3"/>
      <text:p text:style-name="P10">ORIGEM</text:p>
      <text:p text:style-name="P4">Estima-se que a origem do Marketing esportivo seja por volta dos anos 1920 <text:span text:style-name="T2">com a marcenaria Hillreich e Bradsby (hoje, Louisville Slugger) devido a popularização de seus tacos de beisebol que se tornaram uma sensação entre os jogadores da época.</text:span></text:p>
      <text:p text:style-name="P4"/>
      <text:p text:style-name="P5">Com a popularização e, acima de tudo, a profissionalização de diversos esportes ao redor do mundo, o dinheiro investido neles se tornou ainda maior e criou-se a margem para a evolução e desenvolvimento do marketing esportivo ao redor do mundo.</text:p>
      <text:p text:style-name="P5"/>
      <text:p text:style-name="P5"/>
      <text:p text:style-name="P11">O FUNCIONAMENTO</text:p>
      <text:p text:style-name="P5">Um dos grandes fatores para o sucesso do marketing esportivo é o fato de que o mesmo apela e muito para a emoção do consumidor. A paixão do torcedor pelo esporte e, principalmente, pelo seu time do coração o faz buscar consumir mais e mais produtos que tenham relação com os mesmos, trazendo uma grande possibilidade de se ter um retorno alto sobre o investimento realizado.</text:p>
      <text:p text:style-name="P5"/>
      <text:p text:style-name="P5">Dentre as principais formas de se aplicar o marketing esportivo estão:</text:p>
      <text:list xml:id="list2813421219" text:style-name="L1">
        <text:list-item>
          <text:p text:style-name="P6">Patrocínios;</text:p>
        </text:list-item>
        <text:list-item>
          <text:p text:style-name="P7">Licenciamentos;</text:p>
        </text:list-item>
        <text:list-item>
          <text:p text:style-name="P7">Eventos (e anúncios);</text:p>
        </text:list-item>
        <text:list-item>
          <text:p text:style-name="P7">Produção de conteúdo;</text:p>
        </text:list-item>
        <text:list-item>
          <text:p text:style-name="P7">Utilização de imagens de atletas.</text:p>
        </text:list-item>
      </text:list>
      <text:p text:style-name="P8"/>
      <text:p text:style-name="P8">Tendo em mente estes fatores é importantíssimo entender que é essencial aproveitar grandes eventos esportivos (como a Copa do Mundo) para capitalizar na venda de produtos ou serviços que só podem ser disponibilizados naquela situação.</text:p>
      <text:p text:style-name="P8"/>
      <text:p text:style-name="P8"/>
      <text:p text:style-name="P12">TENDÊNCIAS</text:p>
      <text:p text:style-name="P8">Dentre as principais tendências estão os Esportes Femininos e os E-Spor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Fira Sans Book" svg:font-family="'Fira Sans Book'" style:font-family-generic="swiss"/>
    <style:font-face style:name="Cantarell" svg:font-family="Cantarell" style:font-pitch="variable"/>
    <style:font-face style:name="Inter" svg:font-family="Inter" style:font-pitch="variable"/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Heavy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1-01T20:27:23.368627198</meta:creation-date>
    <dc:date>2021-11-01T21:14:09.076353986</dc:date>
    <dc:creator>Marshall </dc:creator>
    <meta:editing-duration>PT5M35S</meta:editing-duration>
    <meta:editing-cycles>1</meta:editing-cycles>
    <meta:document-statistic meta:table-count="0" meta:image-count="0" meta:object-count="0" meta:page-count="1" meta:paragraph-count="17" meta:word-count="261" meta:character-count="1603" meta:non-whitespace-character-count="1364"/>
    <meta:generator>LibreOffice/7.1.6.2.0$Linux_X86_64 LibreOffice_project/10$Build-2</meta:generator>
  </office:meta>
</office:document-meta>
</file>